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4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39.74pt"/>
    </style:style>
    <style:style style:name="co4" style:family="table-column">
      <style:table-column-properties fo:break-before="auto" style:column-width="20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33.25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62.36pt"/>
    </style:style>
    <style:style style:name="co13" style:family="table-column">
      <style:table-column-properties fo:break-before="auto" style:column-width="14.8pt"/>
    </style:style>
    <style:style style:name="co14" style:family="table-column">
      <style:table-column-properties fo:break-before="auto" style:column-width="19.56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170.39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250.1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51.0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36.2pt"/>
    </style:style>
    <style:style style:name="co24" style:family="table-column">
      <style:table-column-properties fo:break-before="auto" style:column-width="13.04pt"/>
    </style:style>
    <style:style style:name="co25" style:family="table-column">
      <style:table-column-properties fo:break-before="auto" style:column-width="2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4pt" fo:break-before="auto" style:use-optimal-row-height="false"/>
    </style:style>
    <style:style style:name="ro7" style:family="table-row">
      <style:table-row-properties style:row-height="72.11pt" fo:break-before="auto" style:use-optimal-row-height="false"/>
    </style:style>
    <style:style style:name="ro8" style:family="table-row">
      <style:table-row-properties style:row-height="80.76pt" fo:break-before="auto" style:use-optimal-row-height="false"/>
    </style:style>
    <style:style style:name="ro9" style:family="table-row">
      <style:table-row-properties style:row-height="24.21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55.96pt" fo:break-before="auto" style:use-optimal-row-height="false"/>
    </style:style>
    <style:style style:name="ro1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B3:.B10000]; &quot;&lt;&gt;''&quot;))" style:apply-style-name="Wrong" style:base-cell-address="DetailedGrades.B2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C3:.C10000]; &quot;&lt;&gt;''&quot;))" style:apply-style-name="Wrong" style:base-cell-address="DetailedGrades.C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D3:.D10000]; &quot;&lt;&gt;''&quot;))" style:apply-style-name="Wrong" style:base-cell-address="DetailedGrades.D2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&lt;&gt;COUNTIF([.E3:.E10000]; &quot;&lt;&gt;''&quot;))" style:apply-style-name="Wrong" style:base-cell-address="DetailedGrades.E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G3:.G10000];&quot;&lt;&gt;''&quot;))" style:apply-style-name="Wrong" style:base-cell-address="DetailedGrades.G2"/>
    </style:style>
    <style:style style:name="ce36" style:family="table-cell" style:parent-style-name="Default" style:data-style-name="N4"/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H3:.H10000];&quot;&lt;&gt;''&quot;))" style:apply-style-name="Wrong" style:base-cell-address="DetailedGrades.H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H3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I3:.I10000];&quot;&lt;&gt;''&quot;))" style:apply-style-name="Wrong" style:base-cell-address="DetailedGrades.I2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  <style:map style:condition="is-true-formula([.B1]* [$weights.$B$1]&lt;&gt;COUNTIF([.K3:.K10000];&quot;&lt;&gt;''&quot;))" style:apply-style-name="Wrong" style:base-cell-address="DetailedGrades.K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=&quot;&quot;" style:apply-style-name="Wrong" style:base-cell-address="DetailedGrades.K3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ecimal-number() and cell-content-is-between(0,100)" table:allow-empty-cell="true" table:base-cell-address="DetailedGrades.H3">
          <table:error-message table:message-type="stop" table:display="true"/>
        </table:content-validation>
        <table:content-validation table:name="val2" table:condition="of:cell-content-is-in-list(&quot;y&quot;;&quot;n&quot;;&quot;--&quot;)" table:allow-empty-cell="true" table:display-list="unsorted" table:base-cell-address="DetailedGrades.K3">
          <table:error-message table:message-type="stop" table:display="true"/>
        </table:content-validation>
      </table:content-validations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1"/>
        <table:table-column table:style-name="co5" table:number-columns-repeated="4" table:default-cell-style-name="Default"/>
        <table:table-row table:style-name="ro1">
          <table:table-cell table:style-name="ce1" table:formula="of:=[$weights.$F$1]" office:value-type="string" office:string-value="DS Sciprog Exam" calcext:value-type="string" table:number-columns-spanned="2" table:number-rows-spanned="1">
            <text:p>DS Sciprog Exam</text:p>
          </table:table-cell>
          <table:covered-table-cell table:style-name="ce4"/>
          <table:table-cell table:style-name="ce7" table:formula="of:=[$weights.$F$2]" office:value-type="string" office:string-value="June 5th, 2019" calcext:value-type="string" table:number-columns-spanned="4" table:number-rows-spanned="1">
            <text:p>June 5th, 2019</text:p>
          </table:table-cell>
          <table:covered-table-cell/>
          <table:covered-table-cell table:number-columns-repeated="2" table:style-name="ce13"/>
          <table:table-cell table:style-name="ce13" table:number-columns-repeated="2"/>
        </table:table-row>
        <table:table-row table:style-name="ro2">
          <table:table-cell table:style-name="ce2"/>
          <table:table-cell table:style-name="ce5"/>
          <table:table-cell table:style-name="ce8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Grade</text:p>
          </table:table-cell>
          <table:covered-table-cell table:style-name="ce2"/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12233" calcext:value-type="float">
            <text:p>112233</text:p>
          </table:table-cell>
          <table:table-cell table:formula="of:=INDIRECT(&quot;DetailedGrades.B&quot; &amp; (3 + [$weights.$B$1] + ([$weights.$B$1] * (ROW()-5))))" office:value-type="string" office:string-value="Mario" calcext:value-type="string">
            <text:p>Mario</text:p>
          </table:table-cell>
          <table:table-cell table:formula="of:=INDIRECT(&quot;DetailedGrades.E&quot; &amp; (3 + [$weights.$B$1] + ([$weights.$B$1] * (ROW()-5))))" office:value-type="float" office:value="27" calcext:value-type="float">
            <text:p>27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123456" calcext:value-type="float">
            <text:p>123456</text:p>
          </table:table-cell>
          <table:table-cell table:formula="of:=INDIRECT(&quot;DetailedGrades.B&quot; &amp; (3 + [$weights.$B$1] + ([$weights.$B$1] * (ROW()-5))))" office:value-type="string" office:string-value="Luigi" calcext:value-type="string">
            <text:p>Luigi</text:p>
          </table:table-cell>
          <table:table-cell table:formula="of:=INDIRECT(&quot;DetailedGrades.E&quot; &amp; (3 + [$weights.$B$1] + ([$weights.$B$1] * (ROW()-5))))" office:value-type="string" office:string-value="30" calcext:value-type="string">
            <text:p>30</text:p>
          </table:table-cell>
          <table:table-cell table:formula="of:=INDIRECT(&quot;DetailedGrades.F&quot; &amp; (3 + [$weights.$B$1] + ([$weights.$B$1] * (ROW()-5))))" office:value-type="string" office:string-value="L" calcext:value-type="string">
            <text:p>L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666666" calcext:value-type="float">
            <text:p>666666</text:p>
          </table:table-cell>
          <table:table-cell table:formula="of:=INDIRECT(&quot;DetailedGrades.B&quot; &amp; (3 + [$weights.$B$1] + ([$weights.$B$1] * (ROW()-5))))" office:value-type="string" office:string-value="Bowser" calcext:value-type="string">
            <text:p>Bowser</text:p>
          </table:table-cell>
          <table:table-cell table:formula="of:=INDIRECT(&quot;DetailedGrades.E&quot; &amp; (3 + [$weights.$B$1] + ([$weights.$B$1] * (ROW()-5))))" office:value-type="float" office:value="13" calcext:value-type="float">
            <text:p>13</text:p>
          </table:table-cell>
          <table:table-cell table:formula="of:=INDIRECT(&quot;DetailedGrades.F&quot; &amp; (3 + [$weights.$B$1] + ([$weights.$B$1] * (ROW()-5))))">
            <text:p/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style-name="ce12" table:formula="of:=INDIRECT(&quot;DetailedGrades.F&quot; &amp; (3 + [$weights.$B$1] + ([$weights.$B$1] * (ROW()-5))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INDIRECT(&quot;DetailedGrades.C&quot; &amp; (3 + [$weights.$B$1] + ([$weights.$B$1] * (ROW()-5))))" office:value-type="float" office:value="0" calcext:value-type="float">
            <text:p>0</text:p>
          </table:table-cell>
          <table:table-cell table:formula="of:=INDIRECT(&quot;DetailedGrades.B&quot; &amp; (3 + [$weights.$B$1] + ([$weights.$B$1] * (ROW()-5))))" office:value-type="float" office:value="0" calcext:value-type="float">
            <text:p>0</text:p>
          </table:table-cell>
          <table:table-cell table:formula="of:=INDIRECT(&quot;DetailedGrades.E&quot; &amp; (3 + [$weights.$B$1] + ([$weights.$B$1] * (ROW()-5))))" office:value-type="float" office:value="0" calcext:value-type="float">
            <text:p>0</text:p>
          </table:table-cell>
          <table:table-cell table:formula="of:=INDIRECT(&quot;DetailedGrades.F&quot; &amp; (3 + [$weights.$B$1] + ([$weights.$B$1] * (ROW()-5))))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48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etailedGrad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6"/>
        <table:table-column table:style-name="co7" table:default-cell-style-name="ce2"/>
        <table:table-column table:style-name="co8" table:default-cell-style-name="ce6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ce3"/>
        <table:table-column table:style-name="co16" table:default-cell-style-name="ce32"/>
        <table:table-column table:style-name="co17" table:default-cell-style-name="ce49"/>
        <table:table-column table:style-name="co18" table:default-cell-style-name="ce19"/>
        <table:table-column table:style-name="co19" table:default-cell-style-name="Default"/>
        <table:table-column table:style-name="co5" table:number-columns-repeated="1009" table:default-cell-style-name="Default"/>
        <table:table-row table:style-name="ro3">
          <table:table-cell table:style-name="ce14" table:formula="of:=&quot;PASSED:  &quot; &amp; COUNTIF([.D3:.D10000];&quot;=PASSED&quot;) &amp; &quot;/&quot;" office:value-type="string" office:string-value="PASSED:  2/" calcext:value-type="string">
            <text:p>PASSED: <text:s/>2/</text:p>
          </table:table-cell>
          <table:table-cell table:style-name="ce17" table:formula="of:=COUNTIF([.A3:.A10000];&quot;&lt;&gt;''&quot;)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AVERAGE AMONG PASSED</text:p>
          </table:table-cell>
          <table:table-cell table:style-name="ce25" table:formula="of:=AVERAGEIF([.D3:.D10000]; &quot;=PASSED&quot;;[.E3:.E10000])" office:value-type="float" office:value="27" calcext:value-type="float">
            <text:p>27</text:p>
          </table:table-cell>
          <table:table-cell table:style-name="ce30"/>
          <table:table-cell/>
          <table:table-cell table:style-name="ce36"/>
          <table:table-cell/>
          <table:table-cell table:style-name="ce2"/>
          <table:table-cell table:style-name="ce9"/>
          <table:table-cell table:style-name="ce33"/>
          <table:table-cell table:style-name="ce2"/>
          <table:table-cell table:style-name="ce5"/>
          <table:table-cell table:style-name="ce2" table:number-columns-repeated="1010"/>
        </table:table-row>
        <table:table-row table:style-name="ro4">
          <table:table-cell table:style-name="ce15" table:formula="of:=&quot;Points max=&quot; &amp; [$weights.$B$2]" office:value-type="string" office:string-value="Points max=39" calcext:value-type="string">
            <text:p>Points max=39</text:p>
          </table:table-cell>
          <table:table-cell table:style-name="ce18" office:value-type="string" calcext:value-type="string">
            <text:p>Name</text:p>
          </table:table-cell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text:p>Result</text:p>
          </table:table-cell>
          <table:table-cell table:style-name="ce26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35" office:value-type="string" calcext:value-type="string">
            <text:p>Exercise</text:p>
          </table:table-cell>
          <table:table-cell table:style-name="ce37" office:value-type="string" calcext:value-type="string">
            <text:p>Percentage</text:p>
          </table:table-cell>
          <table:table-cell table:style-name="ce40" office:value-type="string" calcext:value-type="string" table:number-columns-spanned="2" table:number-rows-spanned="1">
            <text:p>Points</text:p>
          </table:table-cell>
          <table:covered-table-cell table:style-name="ce42"/>
          <table:table-cell table:style-name="ce43" office:value-type="string" calcext:value-type="string">
            <text:p>Passed tests?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50" table:number-columns-repeated="2"/>
          <table:table-cell table:style-name="ce42" table:number-columns-repeated="1008"/>
        </table:table-row>
        <table:table-row table:style-name="ro5">
          <table:table-cell table:style-name="ce2" table:formula="of:=SUM([.I3:.I8])" office:value-type="float" office:value="27" calcext:value-type="float">
            <text:p>27</text:p>
          </table:table-cell>
          <table:table-cell table:style-name="ce5" office:value-type="string" calcext:value-type="string">
            <text:p>Mario</text:p>
          </table:table-cell>
          <table:table-cell table:style-name="ce21" office:value-type="float" office:value="112233" calcext:value-type="float">
            <text:p>112233</text:p>
          </table:table-cell>
          <table:table-cell table:style-name="ce24" table:formula="of:=IF([.E3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3]&gt;30; &quot;30&quot;; ROUND([.A3]))" office:value-type="float" office:value="27" calcext:value-type="float">
            <text:p>27</text:p>
          </table:table-cell>
          <table:table-cell table:style-name="ce31" table:formula="of:=IF([.A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0.75" calcext:value-type="percentage">
            <text:p>75.00%</text:p>
          </table:table-cell>
          <table:table-cell table:style-name="ce41" table:formula="of:=[.H3]*OFFSET([$weights.$B3]; - [$weights.$B$1] * QUOTIENT(ROW()-3; [$weights.$B$1]); 0)" office:value-type="float" office:value="3" calcext:value-type="float">
            <text:p>3</text:p>
          </table:table-cell>
          <table:table-cell table:formula="of:=&quot;/ &quot; &amp; OFFSET([$weights.$B3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number-columns-repeated="2"/>
          <table:table-cell table:style-name="ce19"/>
          <table:table-cell table:style-name="ce28"/>
          <table:table-cell table:style-name="ce32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4]*OFFSET([$weights.$B4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4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5]*OFFSET([$weights.$B5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5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6]*OFFSET([$weights.$B6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6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7]*OFFSET([$weights.$B7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7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16"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8]*OFFSET([$weights.$B8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8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5">
          <table:table-cell table:style-name="ce2" table:formula="of:=SUM([.I9:.I14])" office:value-type="float" office:value="39" calcext:value-type="float">
            <text:p>39</text:p>
          </table:table-cell>
          <table:table-cell table:style-name="ce5" office:value-type="string" calcext:value-type="string">
            <text:p>Luigi</text:p>
          </table:table-cell>
          <table:table-cell table:style-name="ce21" office:value-type="float" office:value="123456" calcext:value-type="float">
            <text:p>123456</text:p>
          </table:table-cell>
          <table:table-cell table:style-name="ce24" table:formula="of:=IF([.E9]&gt;=[$weights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A9]&gt;30; &quot;30&quot;; ROUND([.A9]))" office:value-type="string" office:string-value="30" calcext:value-type="string">
            <text:p>30</text:p>
          </table:table-cell>
          <table:table-cell table:style-name="ce31" table:formula="of:=IF([.A9]=[$weights.$B$2];&quot;L&quot;; &quot;&quot;)" office:value-type="string" office:string-value="L" calcext:value-type="string">
            <text:p>L</text:p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9]*OFFSET([$weights.$B9]; - [$weights.$B$1] * QUOTIENT(ROW()-3; [$weights.$B$1]); 0)" office:value-type="float" office:value="4" calcext:value-type="float">
            <text:p>4</text:p>
          </table:table-cell>
          <table:table-cell table:formula="of:=&quot;/ &quot; &amp; OFFSET([$weights.$B9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0]*OFFSET([$weights.$B10]; - [$weights.$B$1] * QUOTIENT(ROW()-3; [$weights.$B$1]); 0)" office:value-type="float" office:value="10" calcext:value-type="float">
            <text:p>10</text:p>
          </table:table-cell>
          <table:table-cell table:formula="of:=&quot;/ &quot; &amp; OFFSET([$weights.$B10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Default"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1]*OFFSET([$weights.$B11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1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style-name="ce2"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2]*OFFSET([$weights.$B12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2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3]*OFFSET([$weights.$B13]; - [$weights.$B$1] * QUOTIENT(ROW()-3; [$weights.$B$1]); 0)" office:value-type="float" office:value="6" calcext:value-type="float">
            <text:p>6</text:p>
          </table:table-cell>
          <table:table-cell table:formula="of:=&quot;/ &quot; &amp; OFFSET([$weights.$B13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4]*OFFSET([$weights.$B14]; - [$weights.$B$1] * QUOTIENT(ROW()-3; [$weights.$B$1]); 0)" office:value-type="float" office:value="1" calcext:value-type="float">
            <text:p>1</text:p>
          </table:table-cell>
          <table:table-cell table:formula="of:=&quot;/ &quot; &amp; OFFSET([$weights.$B14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6">
          <table:table-cell table:style-name="ce2" table:formula="of:=SUM([.I15:.I20])" office:value-type="float" office:value="12.8" calcext:value-type="float">
            <text:p>12.8</text:p>
          </table:table-cell>
          <table:table-cell table:style-name="ce5" office:value-type="string" calcext:value-type="string">
            <text:p>Bowser</text:p>
          </table:table-cell>
          <table:table-cell table:style-name="ce21" office:value-type="float" office:value="666666" calcext:value-type="float">
            <text:p>666666</text:p>
          </table:table-cell>
          <table:table-cell table:style-name="ce24" table:formula="of:=IF([.E15]&gt;=[$weights.$F$3];&quot;PASSED&quot;; &quot;NOT PASSED&quot;)" office:value-type="string" office:string-value="NOT PASSED" calcext:value-type="string">
            <text:p>NOT PASSED</text:p>
          </table:table-cell>
          <table:table-cell table:style-name="ce27" table:formula="of:= IF([.A15]&gt;30; &quot;30&quot;; ROUND([.A15]))" office:value-type="float" office:value="13" calcext:value-type="float">
            <text:p>13</text:p>
          </table:table-cell>
          <table:table-cell table:style-name="ce31" table:formula="of:=IF([.A15]=[$weights.$B$2];&quot;L&quot;; &quot;&quot;)">
            <text:p/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8" table:content-validation-name="val1" office:value-type="percentage" office:value="0.5" calcext:value-type="percentage">
            <text:p>50.00%</text:p>
          </table:table-cell>
          <table:table-cell table:style-name="ce41" table:formula="of:=[.H15]*OFFSET([$weights.$B15]; - [$weights.$B$1] * QUOTIENT(ROW()-3; [$weights.$B$1]); 0)" office:value-type="float" office:value="2" calcext:value-type="float">
            <text:p>2</text:p>
          </table:table-cell>
          <table:table-cell table:formula="of:=&quot;/ &quot; &amp; OFFSET([$weights.$B15]; - [$weights.$B$1] * QUOTIENT(ROW()-3; [$weights.$B$1]); 0)" office:value-type="string" office:string-value="/ 4" calcext:value-type="string">
            <text:p>/ 4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6]*OFFSET([$weights.$B16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6]; - [$weights.$B$1] * QUOTIENT(ROW()-3; [$weights.$B$1]); 0)" office:value-type="string" office:string-value="/ 10" calcext:value-type="string">
            <text:p>/ 10</text:p>
          </table:table-cell>
          <table:table-cell table:style-name="ce44" table:content-validation-name="val2" office:value-type="string" calcext:value-type="string">
            <text:p>y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7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8" table:content-validation-name="val1" office:value-type="percentage" office:value="0.2" calcext:value-type="percentage">
            <text:p>20.00%</text:p>
          </table:table-cell>
          <table:table-cell table:style-name="ce41" table:formula="of:=[.H17]*OFFSET([$weights.$B17]; - [$weights.$B$1] * QUOTIENT(ROW()-3; [$weights.$B$1]); 0)" office:value-type="float" office:value="1.8" calcext:value-type="float">
            <text:p>1.8</text:p>
          </table:table-cell>
          <table:table-cell table:formula="of:=&quot;/ &quot; &amp; OFFSET([$weights.$B17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8" table:content-validation-name="val1" office:value-type="percentage" office:value="1" calcext:value-type="percentage">
            <text:p>100.00%</text:p>
          </table:table-cell>
          <table:table-cell table:style-name="ce41" table:formula="of:=[.H18]*OFFSET([$weights.$B18]; - [$weights.$B$1] * QUOTIENT(ROW()-3; [$weights.$B$1]); 0)" office:value-type="float" office:value="9" calcext:value-type="float">
            <text:p>9</text:p>
          </table:table-cell>
          <table:table-cell table:formula="of:=&quot;/ &quot; &amp; OFFSET([$weights.$B18]; - [$weights.$B$1] * QUOTIENT(ROW()-3; [$weights.$B$1]); 0)" office:value-type="string" office:string-value="/ 9" calcext:value-type="string">
            <text:p>/ 9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19]*OFFSET([$weights.$B19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19]; - [$weights.$B$1] * QUOTIENT(ROW()-3; [$weights.$B$1]); 0)" office:value-type="string" office:string-value="/ 6" calcext:value-type="string">
            <text:p>/ 6</text:p>
          </table:table-cell>
          <table:table-cell table:style-name="ce44" table:content-validation-name="val2" office:value-type="string" calcext:value-type="string">
            <text:p>n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8" table:content-validation-name="val1" office:value-type="percentage" office:value="0" calcext:value-type="percentage">
            <text:p>0.00%</text:p>
          </table:table-cell>
          <table:table-cell table:style-name="ce41" table:formula="of:=[.H20]*OFFSET([$weights.$B20]; - [$weights.$B$1] * QUOTIENT(ROW()-3; [$weights.$B$1]); 0)" office:value-type="float" office:value="0" calcext:value-type="float">
            <text:p>0</text:p>
          </table:table-cell>
          <table:table-cell table:formula="of:=&quot;/ &quot; &amp; OFFSET([$weights.$B20]; - [$weights.$B$1] * QUOTIENT(ROW()-3; [$weights.$B$1]); 0)" office:value-type="string" office:string-value="/ 1" calcext:value-type="string">
            <text:p>/ 1</text:p>
          </table:table-cell>
          <table:table-cell table:style-name="ce44" table:content-validation-name="val2" office:value-type="string" calcext:value-type="string">
            <text:p>--</text:p>
          </table:table-cell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 table:style-name="ce2"/>
          <table:table-cell table:style-name="ce5"/>
          <table:table-cell table:style-name="ce21"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ce2"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19"/>
          <table:table-cell table:style-name="Default" table:number-columns-repeated="2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6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16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8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9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0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11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 table:style-name="ce48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style-name="ce2"/>
          <table:table-cell table:style-name="ce5"/>
          <table:table-cell/>
          <table:table-cell table:style-name="ce24"/>
          <table:table-cell table:style-name="ce27"/>
          <table:table-cell table:style-name="ce34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5">
          <table:table-cell/>
          <table:table-cell table:style-name="ce5"/>
          <table:table-cell table:style-name="ce21"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">
          <table:table-cell/>
          <table:table-cell table:style-name="ce5"/>
          <table:table-cell/>
          <table:table-cell table:style-name="ce5"/>
          <table:table-cell table:style-name="ce29"/>
          <table:table-cell table:style-name="ce33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style-name="ce10"/>
          <table:table-cell table:style-name="ce11"/>
          <table:table-cell/>
          <table:table-cell table:style-name="ce39"/>
          <table:table-cell table:style-name="ce41"/>
          <table:table-cell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ce5"/>
          <table:table-cell table:style-name="ce28"/>
          <table:table-cell table:style-name="ce3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9">
          <table:table-cell table:number-columns-repeated="3"/>
          <table:table-cell table:style-name="ce5"/>
          <table:table-cell table:style-name="ce28"/>
          <table:table-cell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114">
          <table:table-cell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2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 table:number-rows-repeated="29">
          <table:table-cell table:number-columns-repeated="10"/>
          <table:table-cell table:style-name="ce16"/>
          <table:table-cell table:style-name="ce45"/>
          <table:table-cell/>
          <table:table-cell table:style-name="ce48"/>
          <table:table-cell table:number-columns-repeated="1010"/>
        </table:table-row>
        <table:table-row table:style-name="ro2">
          <table:table-cell table:number-columns-repeated="10"/>
          <table:table-cell table:style-name="ce16"/>
          <table:table-cell table:number-columns-repeated="2"/>
          <table:table-cell table:style-name="ce48"/>
          <table:table-cell table:number-columns-repeated="1010"/>
        </table:table-row>
        <table:table-row table:style-name="ro2" table:number-rows-repeated="167">
          <table:table-cell table:number-columns-repeated="13"/>
          <table:table-cell table:style-name="ce48"/>
          <table:table-cell table:number-columns-repeated="1010"/>
        </table:table-row>
        <table:table-row table:style-name="ro2" table:number-rows-repeated="10480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tailedGrades.C2:DetailedGrades.C2">
            <calcext:condition calcext:apply-style-name="Wrong" calcext:value="formula-is([.B1]&lt;&gt;COUNTIF([.C3:.C10000]; &quot;&lt;&gt;''&quot;))" calcext:base-cell-address="DetailedGrades.C2"/>
          </calcext:conditional-format>
          <calcext:conditional-format calcext:target-range-address="DetailedGrades.B2:DetailedGrades.B2">
            <calcext:condition calcext:apply-style-name="Wrong" calcext:value="formula-is([.B1]&lt;&gt;COUNTIF([.B3:.B10000]; &quot;&lt;&gt;''&quot;))" calcext:base-cell-address="DetailedGrades.B2"/>
          </calcext:conditional-format>
          <calcext:conditional-format calcext:target-range-address="DetailedGrades.D2:DetailedGrades.D2">
            <calcext:condition calcext:apply-style-name="Wrong" calcext:value="formula-is([.B1]&lt;&gt;COUNTIF([.D3:.D10000]; &quot;&lt;&gt;''&quot;))" calcext:base-cell-address="DetailedGrades.D2"/>
          </calcext:conditional-format>
          <calcext:conditional-format calcext:target-range-address="DetailedGrades.E2:DetailedGrades.E2">
            <calcext:condition calcext:apply-style-name="Wrong" calcext:value="formula-is([.B1]&lt;&gt;COUNTIF([.E3:.E10000]; &quot;&lt;&gt;''&quot;))" calcext:base-cell-address="DetailedGrades.E2"/>
          </calcext:conditional-format>
          <calcext:conditional-format calcext:target-range-address="DetailedGrades.H2:DetailedGrades.H2">
            <calcext:condition calcext:apply-style-name="Wrong" calcext:value="formula-is([.B1]* [$weights.$B$1]&lt;&gt;COUNTIF([.H3:.H10000];&quot;&lt;&gt;''&quot;))" calcext:base-cell-address="DetailedGrades.H2"/>
          </calcext:conditional-format>
          <calcext:conditional-format calcext:target-range-address="DetailedGrades.I2:DetailedGrades.I2">
            <calcext:condition calcext:apply-style-name="Wrong" calcext:value="formula-is([.B1]* [$weights.$B$1]&lt;&gt;COUNTIF([.I3:.I10000];&quot;&lt;&gt;''&quot;))" calcext:base-cell-address="DetailedGrades.I2"/>
          </calcext:conditional-format>
          <calcext:conditional-format calcext:target-range-address="DetailedGrades.K2:DetailedGrades.K2">
            <calcext:condition calcext:apply-style-name="Wrong" calcext:value="formula-is([.B1]* [$weights.$B$1]&lt;&gt;COUNTIF([.K3:.K10000];&quot;&lt;&gt;''&quot;))" calcext:base-cell-address="DetailedGrades.K2"/>
          </calcext:conditional-format>
          <calcext:conditional-format calcext:target-range-address="DetailedGrades.G2:DetailedGrades.G2">
            <calcext:condition calcext:apply-style-name="Wrong" calcext:value="formula-is([.B1]* [$weights.$B$1]&lt;&gt;COUNTIF([.G3:.G10000];&quot;&lt;&gt;''&quot;))" calcext:base-cell-address="DetailedGrades.G2"/>
          </calcext:conditional-format>
          <calcext:conditional-format calcext:target-range-address="DetailedGrades.H3:DetailedGrades.H20">
            <calcext:condition calcext:apply-style-name="Wrong" calcext:value="=&quot;&quot;" calcext:base-cell-address="DetailedGrades.H3"/>
          </calcext:conditional-format>
          <calcext:conditional-format calcext:target-range-address="DetailedGrades.K3:DetailedGrades.K20">
            <calcext:condition calcext:apply-style-name="Wrong" calcext:value="=&quot;&quot;" calcext:base-cell-address="DetailedGrades.K3"/>
          </calcext:conditional-format>
        </calcext:conditional-formats>
      </table:table>
      <table:table table:name="weights" table:style-name="ta1">
        <office:forms form:automatic-focus="false" form:apply-design-mode="false"/>
        <table:table-column table:style-name="co20" table:default-cell-style-name="Default"/>
        <table:table-column table:style-name="co5" table:number-columns-repeated="5" table:default-cell-style-name="Default"/>
        <table:table-column table:style-name="co5" table:default-cell-style-name="ce53"/>
        <table:table-column table:style-name="co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5" table:default-cell-style-name="ce53"/>
        <table:table-column table:style-name="co5" table:number-columns-repeated="2" table:default-cell-style-name="Default"/>
        <table:table-row table:style-name="ro2">
          <table:table-cell table:style-name="ce51" office:value-type="string" calcext:value-type="string">
            <text:p>Exercises</text:p>
          </table:table-cell>
          <table:table-cell table:style-name="ce51" table:formula="of:=COUNT([.B3:.B100])" office:value-type="float" office:value="6" calcext:value-type="float">
            <text:p>6</text:p>
          </table:table-cell>
          <table:table-cell table:number-columns-repeated="2"/>
          <table:table-cell table:style-name="ce51" office:value-type="string" calcext:value-type="string">
            <text:p>Exam name</text:p>
          </table:table-cell>
          <table:table-cell table:style-name="ce51" office:value-type="string" calcext:value-type="string">
            <text:p>DS Sciprog Exam</text:p>
          </table:table-cell>
          <table:table-cell table:style-name="ce52"/>
          <table:table-cell table:number-columns-repeated="12"/>
        </table:table-row>
        <table:table-row table:style-name="ro12">
          <table:table-cell table:style-name="ce51" office:value-type="string" calcext:value-type="string">
            <text:p>Total</text:p>
          </table:table-cell>
          <table:table-cell table:style-name="ce51" table:formula="of:=SUM([.B3:.B100])" office:value-type="float" office:value="39" calcext:value-type="float">
            <text:p>39</text:p>
          </table:table-cell>
          <table:table-cell table:style-name="ce51" table:formula="of:=SUM([.C3:.C9])"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June 5<text:span text:style-name="T1">th</text:span>, 2019</text:p>
          </table:table-cell>
          <table:table-cell table:style-name="ce52"/>
          <table:table-cell table:style-name="ce15" table:formula="of:=CONCATENATE(&quot;Points max=&quot;;[$weights.$B$2])" office:value-type="string" office:string-value="Points max=39" calcext:value-type="string">
            <text:p>Points max=39</text:p>
          </table:table-cell>
          <table:table-cell table:style-name="ce15" office:value-type="string" calcext:value-type="string">
            <text:p>Name</text:p>
          </table:table-cell>
          <table:table-cell table:style-name="ce42" office:value-type="string" calcext:value-type="string">
            <text:p>ID</text:p>
          </table:table-cell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Grade</text:p>
          </table:table-cell>
          <table:table-cell table:style-name="ce15" office:value-type="string" calcext:value-type="string">
            <text:p>L</text:p>
          </table:table-cell>
          <table:table-cell table:style-name="ce42"/>
          <table:table-cell table:style-name="ce42" office:value-type="string" calcext:value-type="string">
            <text:p>Percentage</text:p>
          </table:table-cell>
          <table:table-cell table:style-name="ce42" office:value-type="string" calcext:value-type="string" table:number-columns-spanned="2" table:number-rows-spanned="1">
            <text:p>Points</text:p>
          </table:table-cell>
          <table:covered-table-cell table:style-name="ce54"/>
          <table:table-cell table:style-name="ce15" table:number-columns-repeated="2"/>
        </table:table-row>
        <table:table-row table:style-name="ro3">
          <table:table-cell office:value-type="string" calcext:value-type="string">
            <text:p>1 leap ye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1" office:value-type="string" calcext:value-type="string">
            <text:p>Min to pass</text:p>
          </table:table-cell>
          <table:table-cell table:style-name="ce51" office:value-type="float" office:value="18" calcext:value-type="float">
            <text:p>18</text:p>
          </table:table-cell>
          <table:table-cell/>
          <table:table-cell table:style-name="ce2" table:formula="of:=SUM([.P3:.P8])" office:value-type="float" office:value="20.8" calcext:value-type="float">
            <text:p>20.8</text:p>
          </table:table-cell>
          <table:table-cell table:style-name="ce5" office:value-type="string" calcext:value-type="string">
            <text:p>The Sufficient Guy</text:p>
          </table:table-cell>
          <table:table-cell table:style-name="ce3"/>
          <table:table-cell table:style-name="ce24" table:formula="of:=IF([.L3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3]&gt;30; &quot;30&quot;; ROUND([.H3]))" office:value-type="float" office:value="21" calcext:value-type="float">
            <text:p>21</text:p>
          </table:table-cell>
          <table:table-cell table:style-name="ce31" table:formula="of:=IF([.H3]=[$weights.$B$2];&quot;L&quot;; &quot;&quot;)">
            <text:p/>
          </table:table-cell>
          <table:table-cell table:formula="of:=OFFSET([$weights.$A3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3]*OFFSET([$weights.$B3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full_dat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4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4]*OFFSET([$weights.$B4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4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rtial_date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5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5]*OFFSET([$weights.$B5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5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partial_dates_and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6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41" table:formula="of:=[.O6]*OFFSET([$weights.$B6]; - [$weights.$B$1] * QUOTIENT(ROW()-3; [$weights.$B$1]); 0)" office:value-type="float" office:value="0" calcext:value-type="float">
            <text:p>0</text:p>
          </table:table-cell>
          <table:table-cell table:style-name="ce55" table:formula="of:=CONCATENATE(&quot;/ &quot;; OFFSET([$weights.$B6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fake_news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7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7]*OFFSET([$weights.$B7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7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8]*OFFSET([$weights.$B8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P9:.P14])" office:value-type="float" office:value="25.3" calcext:value-type="float">
            <text:p>25.3</text:p>
          </table:table-cell>
          <table:table-cell table:style-name="ce5" office:value-type="string" calcext:value-type="string">
            <text:p>The Average Guy</text:p>
          </table:table-cell>
          <table:table-cell table:style-name="ce3"/>
          <table:table-cell table:style-name="ce24" table:formula="of:=IF([.L9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9]&gt;30; &quot;30&quot;; ROUND([.H9]))" office:value-type="float" office:value="25" calcext:value-type="float">
            <text:p>25</text:p>
          </table:table-cell>
          <table:table-cell table:style-name="ce31" table:formula="of:=IF([.H9]=[$weights.$B$2];&quot;L&quot;; &quot;&quot;)">
            <text:p/>
          </table:table-cell>
          <table:table-cell table:formula="of:=OFFSET([$weights.$A9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9]*OFFSET([$weights.$B9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0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0.8" calcext:value-type="percentage">
            <text:p>80.00%</text:p>
          </table:table-cell>
          <table:table-cell table:style-name="ce41" table:formula="of:=[.O10]*OFFSET([$weights.$B10]; - [$weights.$B$1] * QUOTIENT(ROW()-3; [$weights.$B$1]); 0)" office:value-type="float" office:value="8" calcext:value-type="float">
            <text:p>8</text:p>
          </table:table-cell>
          <table:table-cell table:style-name="ce55" table:formula="of:=CONCATENATE(&quot;/ &quot;; OFFSET([$weights.$B10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1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41" table:formula="of:=[.O11]*OFFSET([$weights.$B11]; - [$weights.$B$1] * QUOTIENT(ROW()-3; [$weights.$B$1]); 0)" office:value-type="float" office:value="4.5" calcext:value-type="float">
            <text:p>4.5</text:p>
          </table:table-cell>
          <table:table-cell table:style-name="ce55" table:formula="of:=CONCATENATE(&quot;/ &quot;; OFFSET([$weights.$B11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2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41" table:formula="of:=[.O12]*OFFSET([$weights.$B12]; - [$weights.$B$1] * QUOTIENT(ROW()-3; [$weights.$B$1]); 0)" office:value-type="float" office:value="1.8" calcext:value-type="float">
            <text:p>1.8</text:p>
          </table:table-cell>
          <table:table-cell table:style-name="ce55" table:formula="of:=CONCATENATE(&quot;/ &quot;; OFFSET([$weights.$B12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3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3]*OFFSET([$weights.$B13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3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4]*OFFSET([$weights.$B14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 table:formula="of:=SUM([.P15:.P20])" office:value-type="float" office:value="39" calcext:value-type="float">
            <text:p>39</text:p>
          </table:table-cell>
          <table:table-cell table:style-name="ce5" office:value-type="string" calcext:value-type="string">
            <text:p>The Top Guy</text:p>
          </table:table-cell>
          <table:table-cell table:style-name="ce3"/>
          <table:table-cell table:style-name="ce24" table:formula="of:=IF([.L15]&gt;=[.$F$3];&quot;PASSED&quot;; &quot;NOT PASSED&quot;)" office:value-type="string" office:string-value="PASSED" calcext:value-type="string">
            <text:p>PASSED</text:p>
          </table:table-cell>
          <table:table-cell table:style-name="ce27" table:formula="of:= IF([.H15]&gt;30; &quot;30&quot;; ROUND([.H15]))" office:value-type="string" office:string-value="30" calcext:value-type="string">
            <text:p>30</text:p>
          </table:table-cell>
          <table:table-cell table:style-name="ce31" table:formula="of:=IF([.H15]=[$weights.$B$2];&quot;L&quot;; &quot;&quot;)" office:value-type="string" office:string-value="L" calcext:value-type="string">
            <text:p>L</text:p>
          </table:table-cell>
          <table:table-cell table:formula="of:=OFFSET([$weights.$A15]; - [$weights.$B$1] * QUOTIENT(ROW()-3; [$weights.$B$1]); 0)" office:value-type="string" office:string-value="1 leap year" calcext:value-type="string">
            <text:p>1 leap year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5]*OFFSET([$weights.$B15]; - [$weights.$B$1] * QUOTIENT(ROW()-3; [$weights.$B$1]); 0)" office:value-type="float" office:value="4" calcext:value-type="float">
            <text:p>4</text:p>
          </table:table-cell>
          <table:table-cell table:style-name="ce55"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6]; - [$weights.$B$1] * QUOTIENT(ROW()-3; [$weights.$B$1]); 0)" office:value-type="string" office:string-value="2 full_date" calcext:value-type="string">
            <text:p>2 full_dat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6]*OFFSET([$weights.$B16]; - [$weights.$B$1] * QUOTIENT(ROW()-3; [$weights.$B$1]); 0)" office:value-type="float" office:value="10" calcext:value-type="float">
            <text:p>10</text:p>
          </table:table-cell>
          <table:table-cell table:style-name="ce55" table:formula="of:=CONCATENATE(&quot;/ &quot;; OFFSET([$weights.$B16]; - [$weights.$B$1] * QUOTIENT(ROW()-3; [$weights.$B$1]); 0))" office:value-type="string" office:string-value="/ 10" calcext:value-type="string">
            <text:p>/ 1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7]; - [$weights.$B$1] * QUOTIENT(ROW()-3; [$weights.$B$1]); 0)" office:value-type="string" office:string-value="3 partial_date" calcext:value-type="string">
            <text:p>3 partial_date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7]*OFFSET([$weights.$B17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7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9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8]; - [$weights.$B$1] * QUOTIENT(ROW()-3; [$weights.$B$1]); 0)" office:value-type="string" office:string-value="4 partial_dates_and" calcext:value-type="string">
            <text:p>4 partial_dates_and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8]*OFFSET([$weights.$B18]; - [$weights.$B$1] * QUOTIENT(ROW()-3; [$weights.$B$1]); 0)" office:value-type="float" office:value="9" calcext:value-type="float">
            <text:p>9</text:p>
          </table:table-cell>
          <table:table-cell table:style-name="ce55" table:formula="of:=CONCATENATE(&quot;/ &quot;; OFFSET([$weights.$B18]; - [$weights.$B$1] * QUOTIENT(ROW()-3; [$weights.$B$1]); 0))" office:value-type="string" office:string-value="/ 9" calcext:value-type="string">
            <text:p>/ 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5"/>
          <table:table-cell table:style-name="ce3"/>
          <table:table-cell table:style-name="ce5"/>
          <table:table-cell table:style-name="ce29"/>
          <table:table-cell table:style-name="ce33"/>
          <table:table-cell table:formula="of:=OFFSET([$weights.$A19]; - [$weights.$B$1] * QUOTIENT(ROW()-3; [$weights.$B$1]); 0)" office:value-type="string" office:string-value="5 fake_news" calcext:value-type="string">
            <text:p>5 fake_new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19]*OFFSET([$weights.$B19]; - [$weights.$B$1] * QUOTIENT(ROW()-3; [$weights.$B$1]); 0)" office:value-type="float" office:value="6" calcext:value-type="float">
            <text:p>6</text:p>
          </table:table-cell>
          <table:table-cell table:style-name="ce55" table:formula="of:=CONCATENATE(&quot;/ &quot;; OFFSET([$weights.$B19]; - [$weights.$B$1] * QUOTIENT(ROW()-3; [$weights.$B$1]); 0))" office:value-type="string" office:string-value="/ 6" calcext:value-type="string">
            <text:p>/ 6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style-name="ce19"/>
          <table:table-cell table:number-columns-repeated="2"/>
          <table:table-cell table:style-name="ce10"/>
          <table:table-cell table:style-name="ce11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41" table:formula="of:=[.O20]*OFFSET([$weights.$B20]; - [$weights.$B$1] * QUOTIENT(ROW()-3; [$weights.$B$1]); 0)" office:value-type="float" office:value="1" calcext:value-type="float">
            <text:p>1</text:p>
          </table:table-cell>
          <table:table-cell table:style-name="ce55"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number-columns-repeated="2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rong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0/00/0000</text:date>, <text:time style:data-style-name="N2" text:time-value="15:11:38.037334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20-01-31T15:12:26.519101062</dc:date>
    <meta:editing-duration>P1DT8H42M49S</meta:editing-duration>
    <meta:editing-cycles>152</meta:editing-cycles>
    <meta:generator>LibreOffice/5.1.6.2$Linux_X86_64 LibreOffice_project/10m0$Build-2</meta:generator>
    <meta:document-statistic meta:table-count="3" meta:cell-count="582" meta:object-count="0"/>
    <meta:user-defined meta:name="qrichtext">1</meta:user-defined>
  </office:meta>
</office:document-meta>
</file>